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"/>
    <style:style style:name="P4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 text:start-value="2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3"/></text:p>
      <text:p text:style-name="Standard"/>
      <text:p text:style-name="Standard"><text:s text:c="59"/><text:span text:style-name="T1"><text:s text:c="2"/>How to generate and run tests</text:span></text:p>
      <text:p text:style-name="Standard"/>
      <text:p text:style-name="Standard"><text:s text:c="23"/></text:p>
      <text:p text:style-name="Standard"><text:tab/><text:tab/></text:p>
      <text:p text:style-name="Standard"><text:tab/>There are two ways to generate all the tests and then run them:</text:p>
      <text:p text:style-name="Standard"/>
      <text:list text:style-name="L1">
        <text:list-item>
          <text:p text:style-name="P1">This is the classic method were you have to do it all manually. The first step is to delete everything you have in the directory csl_test_gen (because this is were the generated tests will be). Then you have to run all the scripts in test/scripts/ (this is the location were all the scripts that generates tests are), one scripts at the time. Last step is to run the regression script run_regress.pl for the csl_test_gen directory:</text:p>
        </text:list-item>
      </text:list>
      <text:list text:style-name="L2">
        <text:list-item>
          <text:list>
            <text:list-item>
              <text:list>
                <text:list-header>
                  <text:p text:style-name="P2">run_regress.pl -hdl csl_test_gen</text:p>
                </text:list-header>
              </text:list>
            </text:list-item>
          </text:list>
        </text:list-item>
      </text:list>
      <text:list text:style-name="L1" text:continue-numbering="true">
        <text:list-header>
          <text:p text:style-name="P1"/>
        </text:list-header>
        <text:list-item>
          <text:p text:style-name="P1">The second method is to go in misc/scripts/ and run two scripts: run_gen_tests.pl (this is for the first <text:s/>half of the scripts) <text:s/>and run_gen_tests1.pl (this for the second part of the scripts). That's it! Simple ,no? The tow scripts will do everything that is on the first method.</text:p>
        </text:list-item>
      </text:list>
      <text:p text:style-name="Standard"/>
      <text:p text:style-name="Standard"/>
      <text:p text:style-name="Standard">Note: <text:s/>Of course that the run_gen_tests.pl <text:s/>script can be modified to generate and run all the tes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Nimbus Sans 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Ezaru Petronela</meta:initial-creator>
    <meta:creation-date>2008-08-19T07:54:05</meta:creation-date>
    <dc:creator>Ezaru Petronela</dc:creator>
    <dc:date>2008-09-17T15:57:13</dc:date>
    <dc:language>en-US</dc:language>
    <meta:editing-cycles>8</meta:editing-cycles>
    <meta:editing-duration>PT2H54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79" meta:character-count="1045"/>
  </office:meta>
</office:document-meta>
</file>